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12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13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14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15" style:parent-style-name="DefaultParagraphFont" style:family="text">
      <style:text-properties style:font-name-complex="Calibri" fo:color="#000000" fo:font-size="7.5pt" style:font-size-asian="7.5pt" style:font-size-complex="7.5pt"/>
    </style:style>
    <style:style style:name="T16" style:parent-style-name="DefaultParagraphFont" style:family="text">
      <style:text-properties style:font-name-complex="Calibri" fo:color="#000000"/>
    </style:style>
    <style:style style:name="T17" style:parent-style-name="DefaultParagraphFont" style:family="text">
      <style:text-properties style:font-name-complex="Calibri" fo:color="#000000" fo:font-size="7.5pt" style:font-size-asian="7.5pt" style:font-size-complex="7.5pt"/>
    </style:style>
    <style:style style:name="T18" style:parent-style-name="DefaultParagraphFont" style:family="text">
      <style:text-properties style:font-name-complex="Calibri" fo:color="#000000"/>
    </style:style>
    <style:style style:name="T19" style:parent-style-name="DefaultParagraphFont" style:family="text">
      <style:text-properties style:font-name-complex="Calibri" fo:color="#000000" fo:font-size="7.5pt" style:font-size-asian="7.5pt" style:font-size-complex="7.5pt"/>
    </style:style>
    <style:style style:name="T20" style:parent-style-name="DefaultParagraphFont" style:family="text">
      <style:text-properties style:font-name-complex="Calibri" fo:color="#000000"/>
    </style:style>
    <style:style style:name="T21" style:parent-style-name="DefaultParagraphFont" style:family="text">
      <style:text-properties style:font-name-complex="Calibri" fo:color="#000000" fo:font-size="7.5pt" style:font-size-asian="7.5pt" style:font-size-complex="7.5pt"/>
    </style:style>
    <style:style style:name="T22" style:parent-style-name="DefaultParagraphFont" style:family="text">
      <style:text-properties style:font-name-complex="Calibri" fo:color="#000000"/>
    </style:style>
    <style:style style:name="T23" style:parent-style-name="DefaultParagraphFont" style:family="text">
      <style:text-properties style:font-name-complex="Calibri" fo:color="#000000" fo:font-size="7.5pt" style:font-size-asian="7.5pt" style:font-size-complex="7.5pt"/>
    </style:style>
    <style:style style:name="T24" style:parent-style-name="DefaultParagraphFont" style:family="text">
      <style:text-properties style:font-name-complex="Calibri" fo:color="#000000"/>
    </style:style>
    <style:style style:name="P25" style:parent-style-name="Normal" style:family="paragraph">
      <style:text-properties style:font-name-complex="Calibri" fo:color="#000000"/>
    </style:style>
    <style:style style:name="T26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7" style:parent-style-name="DefaultParagraphFont" style:family="text">
      <style:text-properties style:font-name-complex="Calibri" fo:color="#000000"/>
    </style:style>
    <style:style style:name="T2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6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P76" style:parent-style-name="Normal" style:family="paragraph">
      <style:text-properties style:font-name-complex="Calibri" fo:color="#000000"/>
    </style:style>
    <style:style style:name="T77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78" style:parent-style-name="DefaultParagraphFont" style:family="text">
      <style:text-properties style:font-name-complex="Calibri" fo:color="#000000"/>
    </style:style>
    <style:style style:name="T7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92" style:parent-style-name="DefaultParagraphFont" style:family="text">
      <style:text-properties style:font-name-complex="Calibri" fo:color="#000000"/>
    </style:style>
    <style:style style:name="T9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0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105" style:parent-style-name="DefaultParagraphFont" style:family="text">
      <style:text-properties style:font-name-complex="Calibri" fo:color="#000000"/>
    </style:style>
    <style:style style:name="T10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119" style:parent-style-name="DefaultParagraphFont" style:family="text">
      <style:text-properties style:font-name-complex="Calibri" fo:color="#000000"/>
    </style:style>
    <style:style style:name="T12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2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2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P130" style:parent-style-name="Normal" style:family="paragraph">
      <style:text-properties style:font-name-complex="Calibri" fo:color="#000000"/>
    </style:style>
    <style:style style:name="T131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132" style:parent-style-name="DefaultParagraphFont" style:family="text">
      <style:text-properties style:font-name-complex="Calibri" fo:color="#000000"/>
    </style:style>
    <style:style style:name="T133" style:parent-style-name="DefaultParagraphFont" style:family="text">
      <style:text-properties style:font-name-complex="Calibri" fo:font-style="italic" style:font-style-asian="italic" style:font-style-complex="italic" fo:color="#000000"/>
    </style:style>
    <style:style style:name="T134" style:parent-style-name="DefaultParagraphFont" style:family="text">
      <style:text-properties style:font-name-complex="Calibri" fo:color="#000000"/>
    </style:style>
    <style:style style:name="T13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3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3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4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4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4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4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4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5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5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5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5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5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5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6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6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6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6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6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7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7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7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7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7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7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7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8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8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8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8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8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8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8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9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9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9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9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9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9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97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98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199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200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201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202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203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204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205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style:font-name-complex="Calibri" fo:color="#000000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style:font-name-complex="Calibri" fo:font-style="italic" style:font-style-asian="italic" style:font-style-complex="italic"/>
    </style:style>
    <style:style style:name="P208" style:parent-style-name="Normal" style:family="paragraph">
      <style:text-properties style:font-name-complex="Calibri" fo:font-weight="bold" style:font-weight-asian="bold" style:font-weight-complex="bold"/>
    </style:style>
    <style:style style:name="P209" style:parent-style-name="Normal" style:family="paragraph">
      <style:text-properties style:font-name-complex="Calibri" fo:font-weight="bold" style:font-weight-asian="bold" style:font-weight-complex="bold"/>
    </style:style>
    <style:style style:name="P210" style:parent-style-name="Normal" style:family="paragraph">
      <style:paragraph-properties fo:margin-bottom="0in" fo:line-height="100%"/>
      <style:text-properties style:font-name-asian="Times New Roman" style:font-name-complex="Calibri" fo:font-style="italic" style:font-style-asian="italic" style:font-style-complex="italic" fo:color="#000000" style:language-asian="en" style:country-asian="GB"/>
    </style:style>
    <style:style style:name="P211" style:parent-style-name="Normal" style:family="paragraph">
      <style:paragraph-properties fo:margin-bottom="0in" fo:line-height="100%"/>
      <style:text-properties style:font-name-asian="Times New Roman" style:font-name-complex="Calibri" fo:font-style="italic" style:font-style-asian="italic" style:font-style-complex="italic" fo:color="#000000" style:language-asian="en" style:country-asian="GB"/>
    </style:style>
    <style:style style:name="P212" style:parent-style-name="Normal" style:family="paragraph">
      <style:paragraph-properties fo:margin-bottom="0in" fo:line-height="100%"/>
      <style:text-properties style:font-name-asian="Times New Roman" style:font-name-complex="Calibri" fo:font-style="italic" style:font-style-asian="italic" style:font-style-complex="italic" fo:color="#000000" style:language-asian="en" style:country-asian="GB"/>
    </style:style>
    <style:style style:name="P213" style:parent-style-name="Normal" style:family="paragraph">
      <style:paragraph-properties fo:margin-bottom="0in" fo:line-height="100%"/>
      <style:text-properties style:font-name-asian="Times New Roman" style:font-name-complex="Calibri" fo:font-style="italic" style:font-style-asian="italic" style:font-style-complex="italic" fo:color="#000000" style:language-asian="en" style:country-asian="GB"/>
    </style:style>
    <style:style style:name="P214" style:parent-style-name="Normal" style:family="paragraph">
      <style:text-properties style:font-name-complex="Calibri"/>
    </style:style>
  </office:automatic-styles>
  <office:body>
    <office:text text:use-soft-page-breaks="true">
      <text:p text:style-name="P1"><text:span text:style-name="T12">Our general membership is £12 per family</text:span><text:span text:style-name="T13">.</text:span><text:span text:style-name="T14"><text:s/>If you wish to apply, please transfer the sum into our back account:</text:span><text:span text:style-name="T15"><text:line-break/></text:span><text:span text:style-name="T16">Account Name: PNS</text:span><text:span text:style-name="T17"><text:line-break/></text:span><text:span text:style-name="T18">Bank: TSB</text:span><text:span text:style-name="T19"><text:line-break/></text:span><text:span text:style-name="T20">Sort code: 30-96-60</text:span><text:span text:style-name="T21"><text:line-break/></text:span><text:span text:style-name="T22">Account Number: 00152108</text:span><text:span text:style-name="T23"><text:line-break/></text:span><text:span text:style-name="T24">Thank you!</text:span></text:p>
      <text:p text:style-name="P25"/>
      <text:p text:style-name="Normal"><text:span text:style-name="T26">Name</text:span><text:span text:style-name="T27"><text:s/>(Please list full names of all family members who wish to join):</text:span></text:p>
      <text:p text:style-name="Normal"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/text:p>
      <text:p text:style-name="P76"/>
      <text:p text:style-name="Normal"><text:span text:style-name="T77">Email</text:span><text:span text:style-name="T78">: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/text:p>
      <text:p text:style-name="Normal"><text:span text:style-name="T91">Address</text:span><text:span text:style-name="T92">:<text:s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/text:p>
      <text:p text:style-name="Normal"><text:span text:style-name="T104">Phone</text:span><text:span text:style-name="T105">:<text:s/>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/text:p>
      <text:p text:style-name="Normal"><text:span text:style-name="T118">Date of Payment</text:span><text:span text:style-name="T119">:<text:s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/text:p>
      <text:p text:style-name="P130"/>
      <text:p text:style-name="Normal"><text:span text:style-name="T131">Comments</text:span><text:span text:style-name="T132"><text:s/>(</text:span><text:span text:style-name="T133">optional</text:span><text:span text:style-name="T134">):</text:span></text:p>
      <text:p text:style-name="Normal"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s/></text:span></text:p>
      <text:p text:style-name="P208"/>
      <text:p text:style-name="P209">Please post this form to the following address, we will contact you to confirm registration:</text:p>
      <text:p text:style-name="P210">46 Winwick Place,</text:p>
      <text:p text:style-name="P211">Westwood,</text:p>
      <text:p text:style-name="P212">Peterborough,</text:p>
      <text:p text:style-name="P213">PE3 7HS</text:p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avigation__organisation--main" style:display-name="navigation__organisation--main" style:family="text" style:parent-style-name="DefaultParagraphFont"/>
    <style:style style:name="navigation__organisation--sub" style:display-name="navigation__organisation--su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style:font-name-complex="Calibri"/>
    </style:style>
    <style:style style:name="T3" style:parent-style-name="navigation__organisation--main" style:family="text">
      <style:text-properties style:font-name-complex="Calibri" fo:color="#032961"/>
    </style:style>
    <style:style style:name="T4" style:parent-style-name="navigation__organisation--sub" style:family="text">
      <style:text-properties style:font-name="Nirmala UI" style:font-name-complex="Nirmala UI" fo:color="#032961"/>
    </style:style>
    <style:style style:name="T5" style:parent-style-name="navigation__organisation--sub" style:family="text">
      <style:text-properties style:font-name-complex="Calibri" fo:color="#032961"/>
    </style:style>
    <style:style style:name="T6" style:parent-style-name="navigation__organisation--sub" style:family="text">
      <style:text-properties style:font-name="Nirmala UI" style:font-name-complex="Nirmala UI" fo:color="#032961"/>
    </style:style>
    <style:style style:name="T7" style:parent-style-name="navigation__organisation--sub" style:family="text">
      <style:text-properties style:font-name-complex="Calibri" fo:color="#032961"/>
    </style:style>
    <style:style style:name="T8" style:parent-style-name="navigation__organisation--sub" style:family="text">
      <style:text-properties style:font-name="Nirmala UI" style:font-name-complex="Nirmala UI" fo:color="#032961"/>
    </style:style>
    <style:style style:name="T9" style:parent-style-name="navigation__organisation--sub" style:family="text">
      <style:text-properties style:font-name-complex="Calibri" fo:color="#032961"/>
    </style:style>
    <style:style style:name="T10" style:parent-style-name="navigation__organisation--sub" style:family="text">
      <style:text-properties style:font-name-complex="Calibri" fo:color="#032961"/>
    </style:style>
    <style:style style:name="T11" style:parent-style-name="navigation__organisation--sub" style:family="text">
      <style:text-properties style:font-name-complex="Calibri" fo:color="#032961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master-styles>
    <style:master-page style:name="MP0" style:page-layout-name="PL0">
      <style:header>
        <text:p text:style-name="Header"><text:span text:style-name="T2"><draw:frame draw:z-index="251658240" draw:style-name="a0" draw:name="Picture 2" text:anchor-type="paragraph" svg:x="0in" svg:y="-0.05417in" svg:width="0.55208in" svg:height="0.55208in" style:rel-width="scale" style:rel-height="scale"><draw:image xlink:href="media/image1.jpeg" xlink:type="simple" xlink:show="embed" xlink:actuate="onLoad"/><svg:title/><svg:desc/></draw:frame></text:span><text:span text:style-name="T3">Peterborough Nepalese Society</text:span></text:p>
        <text:p text:style-name="Header"><text:span text:style-name="T4">पिटरबरो</text:span><text:span text:style-name="T5"><text:s/></text:span><text:span text:style-name="T6">नेपाली</text:span><text:span text:style-name="T7"><text:s/></text:span><text:span text:style-name="T8">समाज</text:span></text:p>
        <text:p text:style-name="Header"><text:span text:style-name="T9">Reg</text:span><text:span text:style-name="T10">istered<text:s/></text:span><text:span text:style-name="T11">Charity 1169904, Estd. 2007</text:span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hmit Khadka (CMP - Student)</meta:initial-creator>
    <dc:creator>Ashmit Khadka (CMP - Student)</dc:creator>
    <meta:creation-date>2020-10-22T20:46:00Z</meta:creation-date>
    <dc:date>2020-10-22T20:58:00Z</dc:date>
    <meta:template xlink:href="Normal" xlink:type="simple"/>
    <meta:editing-cycles>1</meta:editing-cycles>
    <meta:editing-duration>PT720S</meta:editing-duration>
    <meta:document-statistic meta:page-count="1" meta:paragraph-count="1" meta:word-count="96" meta:character-count="644" meta:row-count="4" meta:non-whitespace-character-count="549"/>
  </office:meta>
</office:document-meta>
</file>